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aksaman" fo:font-size="12pt" fo:font-weight="normal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aksaman" fo:font-size="12pt" fo:font-weight="normal" officeooo:rsid="001fb8f5" officeooo:paragraph-rsid="001fb8f5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aksaman" fo:font-size="12pt" fo:font-weight="normal" officeooo:paragraph-rsid="001fb8f5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style:font-name="Laksaman" fo:font-size="12pt" fo:letter-spacing="normal" fo:font-style="normal" fo:font-weight="normal" officeooo:paragraph-rsid="001fb8f5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Laksaman" fo:font-size="12pt" fo:letter-spacing="normal" fo:font-style="normal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Laksaman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font-name="Laksaman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style:font-name="Arial" fo:font-size="9pt" fo:letter-spacing="normal" fo:font-style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officeooo:rsid="001fb8f5"/>
    </style:style>
    <style:style style:name="T9" style:family="text">
      <style:text-properties fo:font-style="italic" officeooo:rsid="001fb8f5" style:font-style-asian="italic" style:font-style-complex="italic"/>
    </style:style>
    <style:style style:name="T10" style:family="text">
      <style:text-properties officeooo:rsid="001fb8f5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7640196" text:style-name="L1">
        <text:list-header>
          <text:p text:style-name="P4"><text:bookmark text:name="yui_3_17_2_1_1539159437857_118"/><text:bookmark text:name="yui_3_17_2_1_1539159437857_119"/><text:span text:style-name="T1">Raona </text:span><text:span text:style-name="T2">si és certa o falsa la següent sentència: un tipo </text:span><text:span text:style-name="Teletype"><text:span text:style-name="T2">Enum </text:span></text:span><text:span text:style-name="T2">pot ser una subclasse de la classe </text:span><text:span text:style-name="Teletype"><text:span text:style-name="T2">java.lang.String</text:span></text:span><text:span text:style-name="T2">.</text:span></text:p>
        </text:list-header>
      </text:list>
      <text:p text:style-name="P1"/>
      <text:p text:style-name="P3"><text:span text:style-name="Strong_20_Emphasis"><text:span text:style-name="T7">Respuesta</text:span></text:span><text:span text:style-name="T7">: Falso. Todas las enumeraciones amplían implícitamente </text:span><text:span text:style-name="Teletype"><text:span text:style-name="T3">java.lang.Enum</text:span></text:span><text:span text:style-name="T7">. Debido a que una clase solo puede extender un padre, el lenguaje Java no admite herencia múltiple de estado y, por lo tanto, una enumeración no puede extender nada má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17:06.818237024</meta:creation-date>
    <dc:date>2018-10-10T18:47:07.548943380</dc:date>
    <meta:editing-duration>PT1M1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58" meta:character-count="362" meta:non-whitespace-character-count="306"/>
  </office:meta>
</office:document-meta>
</file>